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02085" officeooo:paragraph-rsid="000020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ame – this one is somewhat obvious. The name heading gives the command itself and a very quick description of why it is named or abbreviated how it i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n Miedema</meta:initial-creator>
    <meta:creation-date>2016-01-14T13:04:56.523759653</meta:creation-date>
    <dc:date>2016-01-14T13:08:47.793911108</dc:date>
    <dc:creator>Hayden Miedema</dc:creator>
    <meta:editing-duration>PT3M51S</meta:editing-duration>
    <meta:editing-cycles>1</meta:editing-cycles>
    <meta:document-statistic meta:table-count="0" meta:image-count="0" meta:object-count="0" meta:page-count="1" meta:paragraph-count="1" meta:word-count="29" meta:character-count="155" meta:non-whitespace-character-count="126"/>
    <meta:generator>LibreOffice/4.3.7.2$Linux_X86_64 LibreOffice_project/430$Build-2</meta:generator>
  </office:meta>
</office:document-meta>
</file>